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style:font-name="Nimbus Sans L" fo:font-size="14pt" fo:language="en" fo:country="US" fo:font-weight="bold"/>
    </style:style>
    <style:style style:family="text" style:name="T4" style:display-name="T4">
      <style:text-properties style:font-name="Nimbus Sans L" fo:font-size="14pt" fo:language="en" fo:country="US"/>
    </style:style>
    <style:style style:family="text" style:name="T5" style:display-name="T5">
      <style:text-properties fo:color="#000000" fo:font-size="10pt" fo:font-weight="normal" fo:text-transform="none"/>
    </style:style>
    <style:style style:family="text" style:name="T6" style:display-name="T6">
      <style:text-properties fo:color="#000000" style:font-name="DejaVu Sans Mono" fo:font-size="10pt" fo:language="en" fo:country="US" fo:font-weight="normal"/>
    </style:style>
    <style:style style:family="text" style:name="T7" style:display-name="T7">
      <style:text-properties fo:color="#000000" style:font-name="Liberation Serif" fo:font-size="10pt" fo:language="en" fo:country="US" fo:font-weight="normal"/>
    </style:style>
    <style:style style:family="paragraph" style:name="P10" style:display-name="P10" style:parent-style-name="Preformatted-Text">
      <style:text-properties fo:font-size="10pt" fo:language="en" fo:country="US"/>
    </style:style>
    <style:style style:family="paragraph" style:name="P11" style:display-name="P11" style:parent-style-name="Normal">
      <style:text-properties fo:font-size="10pt" fo:language="en" fo:country="US"/>
    </style:style>
    <style:style style:family="paragraph" style:name="P12" style:display-name="P12" style:list-style-name="L1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3" style:display-name="P13" style:parent-style-name="Text-body">
      <style:paragraph-properties fo:text-align="justify"/>
      <style:text-properties fo:language="en" fo:country="US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parent-style-name="Normal">
      <style:paragraph-properties fo:text-align="left" style:writing-mode="lr"/>
      <style:text-properties fo:language="en" fo:country="US"/>
    </style:style>
    <style:style style:family="paragraph" style:name="P6" style:display-name="P6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8" style:display-name="P8" style:parent-style-name="Normal">
      <style:paragraph-properties fo:text-align="justify"/>
      <style:text-properties fo:color="#000000" style:font-name="Times New Roman" fo:font-size="12pt" fo:language="en" fo:country="GB" fo:font-weight="normal"/>
    </style:style>
    <style:style style:family="paragraph" style:name="P9" style:display-name="P9" style:parent-style-name="Heading-3">
      <style:paragraph-properties fo:text-align="justify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09 : Add an input argument to neldermead_search function to control warnings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4.0</text:p>
        <text:p text:style-name="P3">Created: Sep 20 2013</text:p>
        <text:p text:style-name="P2"/>
        <text:p text:style-name="P3"/>
        <text:p text:style-name="P4">Abstract</text:p>
        <text:p text:style-name="P3"><text:span text:style-name="T1">The aim of this SEP is to motivate the addition of three optional output arguments to the optim function.</text:span></text:p>
        <text:p text:style-name="P3"/>
        <text:p text:style-name="P4">Rationale</text:p>
        <text:p text:style-name="P3"><text:span text:style-name="T2">Presently, t</text:span><text:span text:style-name="T1">he neldermead_function() function only reports the optimization status in the “-status” field. Now, the user can decide to print (or not) a warning when optimization fails (maxiter or maxfunevals reached) by passing a second intput argument “warn” to neldermead_search().</text:span></text:p>
        <text:p text:style-name="P3"/>
        <text:p text:style-name="P5"> <text:s/>warn = 0 or "off" turns off warnings,</text:p>
        <text:p text:style-name="P5"> <text:s/>warn = 1 or "on" turns on warnings.</text:p>
        <text:p text:style-name="P5"> <text:s text:c="2"/>warn overrides the current warning mode and reverts to it at the end of the function.</text:p>
        <text:p text:style-name="P5"/>
        <text:p text:style-name="P5">If it is absent, then the current warning mode is used.</text:p>
        <text:p text:style-name="P5"/>
        <text:p text:style-name="P5"><text:span text:style-name="T3">Calling Sequence</text:span></text:p>
        <text:p text:style-name="P6"><text:span text:style-name="T2">The calling sequence becomes:</text:span></text:p>
        <text:p text:style-name="P6"/>
        <text:p text:style-name="P7"><text:span text:style-name="T2"> <text:s text:c="3"/>obj</text:span> = neldermead_search ( obj [,warn] )</text:p>
        <text:p text:style-name="P8"/>
        <text:p text:style-name="P9"><text:span text:style-name="T4">Example Usage</text:span></text:p>
        <text:p text:style-name="P10"><text:span text:style-name="T5">function [f, index] = quadratic(x, index)</text:span></text:p>
        <text:p text:style-name="P10"><text:span text:style-name="T5"> <text:s/> <text:s/>f = x(1)^2 + x(2)^2</text:span></text:p>
        <text:p text:style-name="P10"><text:span text:style-name="T5">endfunction</text:span></text:p>
        <text:p text:style-name="P10"><text:span text:style-name="T5">x0 = [1; 1];</text:span></text:p>
        <text:p text:style-name="P10"><text:span text:style-name="T5">nm = neldermead_new ();</text:span></text:p>
        <text:p text:style-name="P10"><text:span text:style-name="T5">nm = neldermead_configure(nm, "-numberofvariables", 2);</text:span></text:p>
        <text:p text:style-name="P10"><text:span text:style-name="T5">nm = neldermead_configure(nm, "-function", quadratic);</text:span></text:p>
        <text:p text:style-name="P10"><text:span text:style-name="T5">nm = neldermead_configure(nm, "-x0", x0);</text:span></text:p>
        <text:p text:style-name="P10"><text:span text:style-name="T6">nm = neldermead_configure(nm, </text:span><text:span text:style-name="T7">"</text:span><text:span text:style-name="T6">-maxfunevals", 10);</text:span></text:p>
        <text:p text:style-name="P10"><text:span text:style-name="T5">nm = neldermead_search(nm, </text:span><text:span text:style-name="T7">"</text:span><text:span text:style-name="T5">on</text:span><text:span text:style-name="T7">"</text:span><text:span text:style-name="T5">);</text:span></text:p>
        <text:p text:style-name="P11"/>
        <text:p text:style-name="P4">Changelog</text:p>
        <text:list text:style-name="L1">
          <text:list-item>
            <text:p text:style-name="P12">– Initial Revision</text:p>
          </text:list-item>
        </text:list>
        <text:p text:style-name="P4">Copyright</text:p>
        <text:p text:style-name="P1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Times New Roman" svg:font-family="Times New Roman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Source-Text-text-text-text-text-text-text-text" style:display-name="Source Text_text_text_text_text_text_text_text" style:next-style-name="Source-Text-text-text-text-text-text-text-text">
      <style:text-properties style:font-name="Courier New"/>
    </style:style>
    <style:style style:family="text" style:name="Internet-link-text-text" style:display-name="Internet link_text_text" style:next-style-name="Internet-link-text-text">
      <style:text-properties fo:color="#000080" style:text-underline-type="single"/>
    </style:style>
    <style:style style:family="text" style:name="Teletype-text-text" style:display-name="Teletype_text_text" style:next-style-name="Teletype-text-text">
      <style:text-properties style:font-name="DejaVu Sans Mono"/>
    </style:style>
    <style:style style:family="text" style:name="Bullet-Symbols-text-text-text-text-text-text-text" style:display-name="Bullet Symbols_text_text_text_text_text_text_text" style:next-style-name="Bullet-Symbols-text-text-text-text-text-text-text">
      <style:text-properties style:font-name="OpenSymbol"/>
    </style:style>
    <style:style style:family="text" style:name="Bullet-Symbols-text-text-text-text-text-text-text-text-text-text-text-text" style:display-name="Bullet Symbols_text_text_text_text_text_text_text_text_text_text_text_text" style:next-style-name="Bullet-Symbols-text-text-text-text-text-text-text-text-text-text-text-text">
      <style:text-properties style:font-name="StarSymbol" fo:font-size="9pt"/>
    </style:style>
    <style:style style:family="text" style:name="Teletype-text-text-text-text-text-text-text-text-text-text-text-text" style:display-name="Teletype_text_text_text_text_text_text_text_text_text_text_text_text" style:next-style-name="Teletype-text-text-text-text-text-text-text-text-text-text-text-text">
      <style:text-properties style:font-name="DejaVu Sans Mono"/>
    </style:style>
    <style:style style:family="text" style:name="Bullet-Symbols-text-text" style:display-name="Bullet Symbols_text_text" style:next-style-name="Bullet-Symbols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